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over accent="true">
                      <mi>v</mi>
                      <mo stretchy="false">¯</mo>
                    </mover>
                    <mi>B</mi>
                  </msub>
                  <mo stretchy="false">=</mo>
                  <mrow>
                    <msub>
                      <mover accent="true">
                        <mi>v</mi>
                        <mo stretchy="false">¯</mo>
                      </mover>
                      <mi>A</mi>
                    </msub>
                    <mo stretchy="false">+</mo>
                    <msub>
                      <mover accent="true">
                        <mi>v</mi>
                        <mo stretchy="false">¯</mo>
                      </mover>
                      <mrow>
                        <mi>B</mi>
                        <mo stretchy="false">/</mo>
                        <mi>A</mi>
                      </mrow>
                    </msub>
                  </mrow>
                </mrow>
              </mtd>
            </mtr>
            <mtr>
              <mtd>
                <mrow>
                  <msub>
                    <mover accent="true">
                      <mi>a</mi>
                      <mo stretchy="false">¯</mo>
                    </mover>
                    <mi>B</mi>
                  </msub>
                  <mo stretchy="false">=</mo>
                  <mrow>
                    <msub>
                      <mover accent="true">
                        <mi>a</mi>
                        <mo stretchy="false">¯</mo>
                      </mover>
                      <mi>A</mi>
                    </msub>
                    <mo stretchy="false">+</mo>
                    <msubsup>
                      <mover accent="true">
                        <mi>a</mi>
                        <mo stretchy="false">¯</mo>
                      </mover>
                      <mrow>
                        <mi>B</mi>
                        <mo stretchy="false">/</mo>
                        <mi>A</mi>
                      </mrow>
                      <mi>n</mi>
                    </msubsup>
                    <mo stretchy="false">+</mo>
                    <msubsup>
                      <mover accent="true">
                        <mi>a</mi>
                        <mo stretchy="false">¯</mo>
                      </mover>
                      <mrow>
                        <mi>B</mi>
                        <mo stretchy="false">/</mo>
                        <mi>A</mi>
                      </mrow>
                      <mi>t</mi>
                    </msubsup>
                  </mrow>
                </mrow>
              </mtd>
            </mtr>
          </mtable>
        </mrow>
      </mrow>
      <mphantom>
        <mi mathvariant="italic">aaa</mi>
      </mphantom>
      <mo stretchy="false">⇒</mo>
      <mphantom>
        <mi mathvariant="italic">aaa</mi>
      </mphantom>
      <mrow>
        <mo fence="true" stretchy="true">{</mo>
        <mrow>
          <mtable>
            <mtr>
              <mtd>
                <mrow>
                  <mrow>
                    <msubsup>
                      <mi>v</mi>
                      <mi>B</mi>
                      <mi>x</mi>
                    </msubsup>
                    <mo stretchy="false">=</mo>
                    <mrow>
                      <msub>
                        <mi>v</mi>
                        <mi>A</mi>
                      </msub>
                      <mo stretchy="false">−</mo>
                      <msub>
                        <mi>l</mi>
                        <mi mathvariant="italic">AB</mi>
                      </msub>
                    </mrow>
                  </mrow>
                  <mi>cos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sub>
                    <mi>v</mi>
                    <mrow>
                      <mi>B</mi>
                      <mo stretchy="false">/</mo>
                      <mi>A</mi>
                    </mrow>
                  </msub>
                </mrow>
              </mtd>
            </mtr>
            <mtr>
              <mtd>
                <mrow>
                  <mrow>
                    <msubsup>
                      <mi>v</mi>
                      <mi>B</mi>
                      <mi>y</mi>
                    </msubsup>
                    <mo stretchy="false">=</mo>
                    <msub>
                      <mi>l</mi>
                      <mi mathvariant="italic">AB</mi>
                    </msub>
                  </mrow>
                  <mi>sin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sub>
                    <mi>v</mi>
                    <mrow>
                      <mi>B</mi>
                      <mo stretchy="false">/</mo>
                      <mi>A</mi>
                    </mrow>
                  </msub>
                </mrow>
              </mtd>
            </mtr>
            <mtr>
              <mtd>
                <mrow>
                  <mrow>
                    <msubsup>
                      <mi>a</mi>
                      <mi>B</mi>
                      <mi>x</mi>
                    </msubsup>
                    <mo stretchy="false">=</mo>
                    <mrow>
                      <msub>
                        <mi>a</mi>
                        <mi>A</mi>
                      </msub>
                      <mo stretchy="false">−</mo>
                      <msub>
                        <mi>l</mi>
                        <mi mathvariant="italic">AB</mi>
                      </msub>
                    </mrow>
                  </mrow>
                  <mi>cos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sup>
                      <mi>a</mi>
                      <mrow>
                        <mi>B</mi>
                        <mo stretchy="false">/</mo>
                        <mi>A</mi>
                      </mrow>
                      <mi>n</mi>
                    </msubsup>
                    <mo stretchy="false">−</mo>
                    <msub>
                      <mi>l</mi>
                      <mi mathvariant="italic">AB</mi>
                    </msub>
                  </mrow>
                  <mi>cos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subsup>
                    <mi>a</mi>
                    <mrow>
                      <mi>B</mi>
                      <mo stretchy="false">/</mo>
                      <mi>A</mi>
                    </mrow>
                    <mi>t</mi>
                  </msubsup>
                </mrow>
              </mtd>
            </mtr>
            <mtr>
              <mtd>
                <mrow>
                  <mrow>
                    <msubsup>
                      <mi>a</mi>
                      <mi>B</mi>
                      <mi>y</mi>
                    </msubsup>
                    <mo stretchy="false">=</mo>
                    <msub>
                      <mi>l</mi>
                      <mi mathvariant="italic">AB</mi>
                    </msub>
                  </mrow>
                  <mi>sin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sup>
                      <mi>a</mi>
                      <mrow>
                        <mi>B</mi>
                        <mo stretchy="false">/</mo>
                        <mi>A</mi>
                      </mrow>
                      <mi>n</mi>
                    </msubsup>
                    <mo stretchy="false">−</mo>
                    <msub>
                      <mi>l</mi>
                      <mi mathvariant="italic">AB</mi>
                    </msub>
                  </mrow>
                  <mi>sin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subsup>
                    <mi>a</mi>
                    <mrow>
                      <mi>B</mi>
                      <mo stretchy="false">/</mo>
                      <mi>A</mi>
                    </mrow>
                    <mi>t</mi>
                  </msubsup>
                </mrow>
              </mtd>
            </mtr>
          </mtable>
        </mrow>
      </mrow>
    </mrow>
    <annotation encoding="StarMath 5.0">left lbrace 
alignl
stack { 
{bar v}_B = {bar v}_A + {bar v}_{B/A}#
{bar a}_B = {bar a}_A + {bar a}^n_{B/A} + {bar a}^t_{B/A}
}

right none

phantom aaa  drarrow phantom aaa

left lbrace 
alignl
stack { 
v^x_B = v_A - l_AB cos %varphi_1(t)v_{B/A}#
v^y_B = l_AB sin %varphi_1(t)v_{B/A}#
a^x_B = a_A - l_AB cos %varphi_1(t)a^n_{B/A} - l_AB cos %varphi_1(t)a^t_{B/A}#
a^y_B = l_AB sin %varphi_1(t)a^n_{B/A} - l_AB SIN %varphi_1(t)a^t_{B/A}
 }

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09:58:15.799000000</meta:creation-date>
    <dc:date>2017-11-01T10:11:15.817000000</dc:date>
    <meta:editing-duration>PT12M59S</meta:editing-duration>
    <meta:editing-cycles>2</meta:editing-cycles>
    <meta:generator>LibreOffice/5.4.1.2$Windows_X86_64 LibreOffice_project/ea7cb86e6eeb2bf3a5af73a8f7777ac570321527</meta:generator>
  </office:meta>
</office:document-meta>
</file>